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 office:value-type="string">
            <text:p>Cost</text:p>
          </table:table-cell>
          <table:table-cell office:value-type="string">
            <text:p>days submitted</text:p>
          </table:table-cell>
          <table:table-cell/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f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date" office:date-value="2019-12-04">
            <text:p>12/04/19</text:p>
          </table:table-cell>
          <table:table-cell office:value-type="string">
            <text:p>Assemble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9]*[.D19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LightSprite-Coil br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20]*[.D20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uStar <text:s/>board #1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21]*[.D21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1-05">
            <text:p>01/05/20</text:p>
          </table:table-cell>
          <table:table-cell office:value-type="string">
            <text:p>Cleaning up schematics – creating GIT repository on GitHub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23]*[.D23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20-01-29">
            <text:p>01/29/20</text:p>
          </table:table-cell>
          <table:table-cell office:value-type="string">
            <text:p>Meeting with Garrett at SSU, returning parts and finished boards 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[.C24]*[.D24]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  <table:table-cell table:formula="of:=SUM([.E2:.E32])" office:value-type="float" office:value="4970">
            <text:p>497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0-06-10">
            <text:p>06/10/20</text:p>
          </table:table-cell>
          <table:table-cell office:value-type="string">
            <text:p>Working up a 3D model example for Battery Board with Eagle Cad / Fusion 360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2">
            <text:p>06/22/20</text:p>
          </table:table-cell>
          <table:table-cell office:value-type="string">
            <text:p>Looking over u-star schematic and writing down notes for redo of schematic &amp; <text:s/>exporting the Libs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4">
            <text:p>06/24/20</text:p>
          </table:table-cell>
          <table:table-cell office:value-type="string">
            <text:p>taking notes on rework of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bmitted 2 days for payment 6/24/20</text:p>
          </table:table-cell>
          <table:table-cell table:formula="of:=----------------------------------------[.E60]" office:value-type="float" office:value="0">
            <text:p>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2"/>
          <table:table-cell office:value-type="string">
            <text:p>-------------------------------------------</text:p>
          </table:table-cell>
          <table:table-cell table:number-columns-repeated="4"/>
        </table:table-row>
        <table:table-row table:style-name="ro1">
          <table:table-cell office:value-type="date" office:date-value="2020-07-02">
            <text:p>07/02/20</text:p>
          </table:table-cell>
          <table:table-cell office:value-type="string">
            <text:p>conversation with Garrett about schematics and changes – Setting up Zoom meeting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7-08">
            <text:p>07/08/20</text:p>
          </table:table-cell>
          <table:table-cell office:value-type="string">
            <text:p>Deciphering Battery schematic and writing circuit description for current design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07-09">
            <text:p>07/09/20</text:p>
          </table:table-cell>
          <table:table-cell office:value-type="string">
            <text:p>Discussing Battery schematic and operation, finding faults in schematic and BOM , testing actual circuit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0">
            <text:p>07/10/20</text:p>
          </table:table-cell>
          <table:table-cell office:value-type="string">
            <text:p>repairing smoked battery board and taking timing measurements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3">
            <text:p>07/13/20</text:p>
          </table:table-cell>
          <table:table-cell office:value-type="string">
            <text:p>Setting up experiment to measure current consumption during charge up timeou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4">
            <text:p>07/14/20</text:p>
          </table:table-cell>
          <table:table-cell office:value-type="string">
            <text:p>taking measurements on IC1 load lockout circuit and Pololu 5V regulator when batt totally empty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date" office:date-value="2020-07-15">
            <text:p>07/15/20</text:p>
          </table:table-cell>
          <table:table-cell office:value-type="string">
            <text:p>Sketching up new circuit for battery management and turn-on delay , discuss with Garrett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date" office:date-value="2020-07-16">
            <text:p>07/16/20</text:p>
          </table:table-cell>
          <table:table-cell office:value-type="string">
            <text:p>design OVP/UVP/Lockout battery circuit , Schematic entry 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7">
            <text:p>07/17/20</text:p>
          </table:table-cell>
          <table:table-cell office:value-type="string">
            <text:p>Layout and component selection of test circuit of OVP/UVP/Lookout 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7-20">
            <text:p>07/20/20</text:p>
          </table:table-cell>
          <table:table-cell office:value-type="string">
            <text:p>Finish layout, order parts, Ship Battery V8 board back to Garrett 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string">
            <text:p>-------------------------------</text:p>
          </table:table-cell>
          <table:table-cell table:formula="of:=SUM([.C43:.C53])/8" office:value-type="float" office:value="6">
            <text:p>6</text:p>
          </table:table-cell>
          <table:table-cell office:value-type="float" office:value="3600">
            <text:p>36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8-03">
            <text:p>08/03/20</text:p>
          </table:table-cell>
          <table:table-cell office:value-type="string">
            <text:p>received PCB – soldered up one test board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04">
            <text:p>08/04/20</text:p>
          </table:table-cell>
          <table:table-cell office:value-type="string">
            <text:p>check out circuit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5">
            <text:p>08/05/20</text:p>
          </table:table-cell>
          <table:table-cell office:value-type="string">
            <text:p>discuss with Garrett – modify according the discussion and measurments – add external clk ck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8-06">
            <text:p>08/06/20</text:p>
          </table:table-cell>
          <table:table-cell office:value-type="string">
            <text:p>Chg bd,remove Pololu, add Bandgap reference, add 7555 for timing – change schemati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7">
            <text:p>08/07/20</text:p>
          </table:table-cell>
          <table:table-cell office:value-type="string">
            <text:p>Finished re-layout , ordered PCB ,ordered parts , sent schematic to Garret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27">
            <text:p>08/27/20</text:p>
          </table:table-cell>
          <table:table-cell office:value-type="string">
            <text:p>Built Version2 of moni brd. And tested timing function <text:s/>/ UVP function</text:p>
          </table:table-cell>
          <table:table-cell office:value-type="float" office:value="6">
            <text:p>6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date" office:date-value="2020-08-28">
            <text:p>08/28/20</text:p>
          </table:table-cell>
          <table:table-cell office:value-type="string">
            <text:p>Verified OVP function – Modified circuit to make it work/ Discussion with Garret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/>
          <table:table-cell table:formula="of:=SUM([.C55:.C61])/8" office:value-type="float" office:value="5">
            <text:p>5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9-04">
            <text:p>09/04/20</text:p>
          </table:table-cell>
          <table:table-cell office:value-type="string">
            <text:p>NICD OVP research, depopulating PCB, sending PCB, Write Circuit description of timing par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08">
            <text:p>09/08/20</text:p>
          </table:table-cell>
          <table:table-cell office:value-type="string">
            <text:p>Full size battery monitor lib and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09">
            <text:p>09/09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0">
            <text:p>09/10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1">
            <text:p>09/11/20</text:p>
          </table:table-cell>
          <table:table-cell office:value-type="string">
            <text:p>“”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4">
            <text:p>09/14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5">
            <text:p>09/15/20</text:p>
          </table:table-cell>
          <table:table-cell office:value-type="string">
            <text:p>Ordering v09 boards from PCBway . Formatting files in Gerber fm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16">
            <text:p>09/16/20</text:p>
          </table:table-cell>
          <table:table-cell office:value-type="string">
            <text:p>Start on Ustar pcb Looking at RFM 22 and 23 radios, PCB models for RFM,9DOF, appmodule et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7">
            <text:p>09/17/20</text:p>
          </table:table-cell>
          <table:table-cell office:value-type="string">
            <text:p>uStar Schematic entry and library elements, further discussion with JGI on how to add 2 radio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09-25">
            <text:p>09/25/20</text:p>
          </table:table-cell>
          <table:table-cell office:value-type="string">
            <text:p>uStar -SD card Eagle template, Finished Schematic – rough placement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28">
            <text:p>09/28/20</text:p>
          </table:table-cell>
          <table:table-cell office:value-type="string">
            <text:p>Phone call with Garrett, discussion on how to deal with dual radios and SD card on bus lines, start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, submitted 9/28/20 <text:s text:c="2"/>– incl 6hrs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0-01">
            <text:p>10/01/20</text:p>
          </table:table-cell>
          <table:table-cell office:value-type="string">
            <text:p><text:s/>Started Layout – Discussion with G about use of Aux UART port and placement of FTDI connector, making 90 deg FTDI device template and plcement on BR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2">
            <text:p>10/02/20</text:p>
          </table:table-cell>
          <table:table-cell office:value-type="string">
            <text:p>Phonecall from G that AUX UART pinout is NOT was discussed prior – Srcap layout and placement of FTDI, Layout of 4Pin cable connector for RX,TxAnt etc. and Analog switches to radaio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5">
            <text:p>10/05/20</text:p>
          </table:table-cell>
          <table:table-cell office:value-type="string">
            <text:p>Laoyout u-star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20-10-06">
            <text:p>10/06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10-07">
            <text:p>10/07/20</text:p>
          </table:table-cell>
          <table:table-cell office:value-type="string">
            <text:p>“”, lib management , 50 ohm trace calc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10-12">
            <text:p>10/12/20</text:p>
          </table:table-cell>
          <table:table-cell office:value-type="string">
            <text:p>Schematic cleanup – Order PCB – BOM – Parts Numbers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13">
            <text:p>10/13/20</text:p>
          </table:table-cell>
          <table:table-cell office:value-type="string">
            <text:p>BOM – Battery board, compile make up order for 2 boards each.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14">
            <text:p>10/14/20</text:p>
          </table:table-cell>
          <table:table-cell office:value-type="string">
            <text:p>Investigating MSP430 <text:s/>Impedance on ADC12 inputs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Add to DK order for Base station Radio , submit order 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Order total $160 *1.5 <text:s/>for income taxes = 240 /75 = 3.2hrs 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date" office:date-value="2020-10-19">
            <text:p>10/19/20</text:p>
          </table:table-cell>
          <table:table-cell office:value-type="string">
            <text:p>Finish Battery board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10-20">
            <text:p>10/20/20</text:p>
          </table:table-cell>
          <table:table-cell office:value-type="string">
            <text:p>Build uStar 2 pcb, recheck DK order , Some missing parts in order, conversation with Garreth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21">
            <text:p>10/21/20</text:p>
          </table:table-cell>
          <table:table-cell office:value-type="string">
            <text:p>Built 4 BaseStation Radio Boards, Marked up schematics – phone call with G,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22">
            <text:p>10/22/20</text:p>
          </table:table-cell>
          <table:table-cell office:value-type="string">
            <text:p>Clean up of schematic, GIT check in – cleaning up of epf files and libs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0-10-23">
            <text:p>10/23/20</text:p>
          </table:table-cell>
          <table:table-cell office:value-type="string">
            <text:p>Shipping PCBs – sending zip files to Garrett 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submitted 10-28-20</text:p>
          </table:table-cell>
          <table:table-cell office:value-type="float" office:value="68.5">
            <text:p>68.5</text:p>
          </table:table-cell>
          <table:table-cell office:value-type="float" office:value="8.5">
            <text:p>8.5</text:p>
          </table:table-cell>
          <table:table-cell office:value-type="float" office:value="5100">
            <text:p>5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1-06">
            <text:p>11/06/20</text:p>
          </table:table-cell>
          <table:table-cell office:value-type="string">
            <text:p>added assembly variant option to uStar schematic for Ground radio statio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2-03">
            <text:p>12/03/20</text:p>
          </table:table-cell>
          <table:table-cell office:value-type="string">
            <text:p>PHONE SUPPORT for Garreth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07">
            <text:p>12/07/20</text:p>
          </table:table-cell>
          <table:table-cell office:value-type="string">
            <text:p>Cad modeling uStar PCB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08">
            <text:p>12/08/20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09">
            <text:p>12/09/20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10">
            <text:p>12/10/20</text:p>
          </table:table-cell>
          <table:table-cell office:value-type="string">
            <text:p>Cad modeling battrery PCB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11">
            <text:p>12/11/20</text:p>
          </table:table-cell>
          <table:table-cell office:value-type="string">
            <text:p>Excel cost spreadsheet from Digikey /ebay prices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0-12-12">
            <text:p>12/12/20</text:p>
          </table:table-cell>
          <table:table-cell office:value-type="string">
            <text:p>“”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20-12-16">
            <text:p>12/16/20</text:p>
          </table:table-cell>
          <table:table-cell office:value-type="string">
            <text:p>Phone support for Garreth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12-17">
            <text:p>12/17/20</text:p>
          </table:table-cell>
          <table:table-cell office:value-type="string">
            <text:p>check in to Github – re-do of 3d lib for battery b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2-18">
            <text:p>12/18/20</text:p>
          </table:table-cell>
          <table:table-cell office:value-type="string">
            <text:p>Total Submitted 12/18</text:p>
          </table:table-cell>
          <table:table-cell table:formula="of:=SUM([.C94:.C105])" office:value-type="float" office:value="38">
            <text:p>38</text:p>
          </table:table-cell>
          <table:table-cell office:value-type="float" office:value="75">
            <text:p>75</text:p>
          </table:table-cell>
          <table:table-cell table:formula="of:=[.C106]*[.D106]" office:value-type="float" office:value="2850">
            <text:p>2850</text:p>
          </table:table-cell>
          <table:table-cell table:formula="of:=[.C106]/8" office:value-type="float" office:value="4.75">
            <text:p>4.75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date" office:date-value="2021-01-05">
            <text:p>01/05/21</text:p>
          </table:table-cell>
          <table:table-cell office:value-type="string">
            <text:p>Create 3D cad model for App board V1.3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1-27">
            <text:p>01/27/21</text:p>
          </table:table-cell>
          <table:table-cell office:value-type="string">
            <text:p>phone support 1-5 through 1-27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1-28">
            <text:p>01/28/21</text:p>
          </table:table-cell>
          <table:table-cell office:value-type="string">
            <text:p>total , submitted 10hrs – corrected to 8 hrs due to overpay/ whole days only 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1-01-29">
            <text:p>01/29/21</text:p>
          </table:table-cell>
          <table:table-cell office:value-type="string">
            <text:p>Create shopping cart at Digikey – research back-order of 9DOF chip. /AA tabbed nimh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2">
            <text:p>02/02/21</text:p>
          </table:table-cell>
          <table:table-cell office:value-type="string">
            <text:p>create breakout board for Bosch BMX160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4">
            <text:p>02/04/21</text:p>
          </table:table-cell>
          <table:table-cell office:value-type="string">
            <text:p>Schematic prep for Coil board discussion / phone calls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5">
            <text:p>02/05/21</text:p>
          </table:table-cell>
          <table:table-cell office:value-type="string">
            <text:p>Battery Board soldering – testing timing circuit again – can not duplicating Garretts Timiing problem 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21-02-08">
            <text:p>02/08/21</text:p>
          </table:table-cell>
          <table:table-cell office:value-type="string">
            <text:p>uSTAR BOARD SOLDERING (4)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2/'9/21</text:p>
          </table:table-cell>
          <table:table-cell office:value-type="string">
            <text:p>“”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10">
            <text:p>02/10/21</text:p>
          </table:table-cell>
          <table:table-cell office:value-type="string">
            <text:p>debugging why the battery timeout gets re-triggert by the ustar brd. . 10 us pulse from Ustar after 2 sec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1">
            <text:p>02/11/21</text:p>
          </table:table-cell>
          <table:table-cell office:value-type="string">
            <text:p>updated schematic/layouit/bom with changes for RC on UVP tri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1-02-11">
            <text:p>02/11/21</text:p>
          </table:table-cell>
          <table:table-cell office:value-type="string">
            <text:p>Looking into the Shutoff when large Radio Transmits – can not bypass that with RC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6">
            <text:p>02/16/21</text:p>
          </table:table-cell>
          <table:table-cell office:value-type="string">
            <text:p>battery drop discussion, testing different batteries, current readings v.s. Voltgage drop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1-02-17">
            <text:p>02/17/21</text:p>
          </table:table-cell>
          <table:table-cell office:value-type="string">
            <text:p>sending pictures of scope traces, testing current measurement circuitry, high tx has funny load phas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8">
            <text:p>02/18/21</text:p>
          </table:table-cell>
          <table:table-cell office:value-type="string">
            <text:p>building 9dof pcb , setting up test rig with Arduino 3V, testing, placing on ustar pcb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02-23">
            <text:p>02/23/21</text:p>
          </table:table-cell>
          <table:table-cell office:value-type="string">
            <text:p>exchanging boards – fixing 1.st example ustar -radio, going over errant UVP pulse on startup again, explaining the need for turning the data lines on the radio to 0 before powering off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02-24">
            <text:p>02/24/21</text:p>
          </table:table-cell>
          <table:table-cell office:value-type="string">
            <text:p>changing radio brd schematic/layout to disconnect radios via radio_SHDN control rather than VCC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1-02-25">
            <text:p>02/25/21</text:p>
          </table:table-cell>
          <table:table-cell office:value-type="string">
            <text:p>total hours </text:p>
          </table:table-cell>
          <table:table-cell table:formula="of:=SUM([.C114:.C128])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4200">
            <text:p>42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-----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ft over for next month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1-11-24">
            <text:p>11/24/21</text:p>
          </table:table-cell>
          <table:table-cell office:value-type="string">
            <text:p>visit at LAB trying to test boards for UNH –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11-27">
            <text:p>11/27/21</text:p>
          </table:table-cell>
          <table:table-cell office:value-type="string">
            <text:p>setting up blue laptop 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1-11-29">
            <text:p>11/29/21</text:p>
          </table:table-cell>
          <table:table-cell office:value-type="string">
            <text:p>Call with Brian Silverman trying to understand the u-logo J-logo environmen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11-30">
            <text:p>11/30/21</text:p>
          </table:table-cell>
          <table:table-cell office:value-type="string">
            <text:p>working on Transmit test program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21-12-01">
            <text:p>12/01/21</text:p>
          </table:table-cell>
          <table:table-cell office:value-type="string">
            <text:p>“”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12-02">
            <text:p>12/02/21</text:p>
          </table:table-cell>
          <table:table-cell office:value-type="string">
            <text:p>“”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12-03">
            <text:p>12/03/21</text:p>
          </table:table-cell>
          <table:table-cell office:value-type="string">
            <text:p>“”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12-04">
            <text:p>12/04/21</text:p>
          </table:table-cell>
          <table:table-cell office:value-type="string">
            <text:p>“”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1-12-08">
            <text:p>12/08/21</text:p>
          </table:table-cell>
          <table:table-cell office:value-type="string">
            <text:p>Visit at LAB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12-09">
            <text:p>12/09/21</text:p>
          </table:table-cell>
          <table:table-cell office:value-type="string">
            <text:p>Working on receive test program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1-12-10">
            <text:p>12/10/21</text:p>
          </table:table-cell>
          <table:table-cell office:value-type="string">
            <text:p>“”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12-12">
            <text:p>12/12/21</text:p>
          </table:table-cell>
          <table:table-cell office:value-type="string">
            <text:p>Visit at LAB 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1-12-13">
            <text:p>12/13/21</text:p>
          </table:table-cell>
          <table:table-cell office:value-type="string">
            <text:p>reworking First release boards from LAB / finding reset Issue /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12-14">
            <text:p>12/14/21</text:p>
          </table:table-cell>
          <table:table-cell office:value-type="string">
            <text:p>Visit G at home – reworking 4+2 ship units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12-15">
            <text:p>12/15/21</text:p>
          </table:table-cell>
          <table:table-cell office:value-type="string">
            <text:p>Cleaning up Read-me file for test program/ providing ADC input info to Lynn, checking into gi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6600">
            <text:p>6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 table:number-rows-repeated="10484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8:Sheet1.E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2/15/2021</text:date>, <text:time>10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21-12-15T10:28:23.06</dc:date>
    <dc:creator>Gary Stofer</dc:creator>
    <meta:editing-duration>P19DT3H6M56S</meta:editing-duration>
    <meta:editing-cycles>101</meta:editing-cycles>
    <meta:generator>OpenOffice/4.1.7$Win32 OpenOffice.org_project/417m1$Build-9800</meta:generator>
    <meta:document-statistic meta:table-count="3" meta:cell-count="448" meta:object-count="0"/>
  </office:meta>
</office:document-meta>
</file>